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4"/>10 <text:s text:c="3"/>16 <text:s text:c="4"/>2 <text:s text:c="3"/>89 <text:s text:c="4"/>4 <text:s text:c="4"/>3 <text:s text:c="4"/>7 <text:s text:c="3"/>76 <text:s text:c="3"/>12 <text:s text:c="3"/>25 <text:s text:c="4"/>1 <text:s text:c="4"/>6</text:p>
          </table:table-cell>
        </table:table-row>
        <table:table-row table:style-name="ro1">
          <table:table-cell office:value-type="string">
            <text:p><text:s text:c="4"/>14 <text:s text:c="3"/>34 <text:s text:c="3"/>62 <text:s text:c="2"/>132 <text:s text:c="4"/>9 <text:s text:c="3"/>18 <text:s text:c="3"/>13 <text:s text:c="3"/>81 <text:s text:c="3"/>24 <text:s text:c="3"/>32 <text:s text:c="4"/>5 <text:s text:c="3"/>17</text:p>
          </table:table-cell>
        </table:table-row>
        <table:table-row table:style-name="ro1">
          <table:table-cell office:value-type="string">
            <text:p><text:s text:c="4"/>19 <text:s text:c="3"/>40 <text:s text:c="3"/>88 <text:s text:c="2"/>135 <text:s text:c="3"/>15 <text:s text:c="2"/>159 <text:s text:c="3"/>31 <text:s text:c="3"/>84 <text:s text:c="3"/>80 <text:s text:c="3"/>33 <text:s text:c="4"/>8 <text:s text:c="3"/>29</text:p>
          </table:table-cell>
        </table:table-row>
        <table:table-row table:style-name="ro1">
          <table:table-cell office:value-type="string">
            <text:p><text:s text:c="4"/>23 <text:s text:c="3"/>44 <text:s text:c="3"/>93 <text:s text:c="2"/>142 <text:s text:c="3"/>27 <text:s text:c="2"/>186 <text:s text:c="3"/>42 <text:s text:c="3"/>90 <text:s text:c="2"/>127 <text:s text:c="3"/>35 <text:s text:c="3"/>11 <text:s text:c="3"/>41</text:p>
          </table:table-cell>
        </table:table-row>
        <table:table-row table:style-name="ro1">
          <table:table-cell office:value-type="string">
            <text:p><text:s text:c="4"/>28 <text:s text:c="3"/>45 <text:s text:c="3"/>98 <text:s text:c="2"/>152 <text:s text:c="3"/>82 <text:s text:c="2"/>324 <text:s text:c="3"/>46 <text:s text:c="2"/>110 <text:s text:c="2"/>158 <text:s text:c="3"/>47 <text:s text:c="3"/>20 <text:s text:c="3"/>54</text:p>
          </table:table-cell>
        </table:table-row>
        <table:table-row table:style-name="ro1">
          <table:table-cell office:value-type="string">
            <text:p><text:s text:c="4"/>30 <text:s text:c="3"/>49 <text:s text:c="2"/>121 <text:s text:c="2"/>154 <text:s text:c="2"/>137 <text:s text:c="2"/>332 <text:s text:c="3"/>66 <text:s text:c="2"/>134 <text:s text:c="2"/>162 <text:s text:c="3"/>51 <text:s text:c="3"/>21 <text:s text:c="3"/>55</text:p>
          </table:table-cell>
        </table:table-row>
        <table:table-row table:style-name="ro1">
          <table:table-cell office:value-type="string">
            <text:p><text:s text:c="4"/>36 <text:s text:c="3"/>53 <text:s text:c="2"/>143 <text:s text:c="2"/>233 <text:s text:c="2"/>147 <text:s text:c="2"/>337 <text:s text:c="3"/>74 <text:s text:c="2"/>136 <text:s text:c="2"/>170 <text:s text:c="3"/>56 <text:s text:c="3"/>22 <text:s text:c="2"/>109</text:p>
          </table:table-cell>
        </table:table-row>
        <table:table-row table:style-name="ro1">
          <table:table-cell office:value-type="string">
            <text:p><text:s text:c="4"/>37 <text:s text:c="3"/>64 <text:s text:c="2"/>160 <text:s text:c="2"/>253 <text:s text:c="2"/>153 <text:s text:c="2"/>338 <text:s text:c="3"/>87 <text:s text:c="2"/>140 <text:s text:c="2"/>185 <text:s text:c="3"/>58 <text:s text:c="3"/>26 <text:s text:c="2"/>125</text:p>
          </table:table-cell>
        </table:table-row>
        <table:table-row table:style-name="ro1">
          <table:table-cell office:value-type="string">
            <text:p><text:s text:c="4"/>52 <text:s text:c="3"/>71 <text:s text:c="2"/>191 <text:s text:c="2"/>258 <text:s text:c="2"/>182 <text:s text:c="2"/>339 <text:s text:c="3"/>95 <text:s text:c="2"/>168 <text:s text:c="2"/>202 <text:s text:c="3"/>61 <text:s text:c="3"/>38 <text:s text:c="2"/>131</text:p>
          </table:table-cell>
        </table:table-row>
        <table:table-row table:style-name="ro1">
          <table:table-cell office:value-type="string">
            <text:p><text:s text:c="4"/>60 <text:s text:c="3"/>75 <text:s text:c="2"/>192 <text:s text:c="2"/>260 <text:s text:c="2"/>232 <text:s text:c="2"/>342 <text:s text:c="2"/>100 <text:s text:c="2"/>173 <text:s text:c="2"/>229 <text:s text:c="3"/>65 <text:s text:c="3"/>39 <text:s text:c="2"/>172</text:p>
          </table:table-cell>
        </table:table-row>
        <table:table-row table:style-name="ro1">
          <table:table-cell office:value-type="string">
            <text:p><text:s text:c="4"/>69 <text:s text:c="3"/>83 <text:s text:c="2"/>199 <text:s text:c="2"/>268 <text:s text:c="2"/>239 <text:s text:c="2"/>343 <text:s text:c="2"/>133 <text:s text:c="2"/>180 <text:s text:c="2"/>231 <text:s text:c="3"/>68 <text:s text:c="3"/>43 <text:s text:c="2"/>174</text:p>
          </table:table-cell>
        </table:table-row>
        <table:table-row table:style-name="ro1">
          <table:table-cell office:value-type="string">
            <text:p><text:s text:c="4"/>70 <text:s text:c="3"/>85 <text:s text:c="2"/>203 <text:s text:c="2"/>282 <text:s text:c="2"/>242 <text:s text:c="2"/>344 <text:s text:c="2"/>141 <text:s text:c="2"/>184 <text:s text:c="2"/>235 <text:s text:c="3"/>77 <text:s text:c="3"/>48 <text:s text:c="2"/>205</text:p>
          </table:table-cell>
        </table:table-row>
        <table:table-row table:style-name="ro1">
          <table:table-cell office:value-type="string">
            <text:p><text:s text:c="4"/>72 <text:s text:c="2"/>103 <text:s text:c="2"/>206 <text:s text:c="2"/>309 <text:s text:c="2"/>249 <text:s text:c="2"/>345 <text:s text:c="2"/>165 <text:s text:c="2"/>194 <text:s text:c="2"/>237 <text:s text:c="3"/>92 <text:s text:c="3"/>50 <text:s text:c="2"/>207</text:p>
          </table:table-cell>
        </table:table-row>
        <table:table-row table:style-name="ro1">
          <table:table-cell office:value-type="string">
            <text:p><text:s text:c="4"/>73 <text:s text:c="2"/>105 <text:s text:c="2"/>208 <text:s text:c="2"/>310 <text:s text:c="2"/>250 <text:s text:c="2"/>346 <text:s text:c="2"/>171 <text:s text:c="2"/>195 <text:s text:c="2"/>276 <text:s text:c="3"/>97 <text:s text:c="3"/>57 <text:s text:c="2"/>217</text:p>
          </table:table-cell>
        </table:table-row>
        <table:table-row table:style-name="ro1">
          <table:table-cell office:value-type="string">
            <text:p><text:s text:c="4"/>79 <text:s text:c="2"/>112 <text:s text:c="2"/>209 <text:s text:c="2"/>313 <text:s text:c="2"/>271 <text:s text:c="2"/>347 <text:s text:c="2"/>183 <text:s text:c="2"/>201 <text:s text:c="2"/>283 <text:s text:c="2"/>107 <text:s text:c="3"/>59 <text:s text:c="2"/>220</text:p>
          </table:table-cell>
        </table:table-row>
        <table:table-row table:style-name="ro1">
          <table:table-cell office:value-type="string">
            <text:p><text:s text:c="4"/>91 <text:s text:c="2"/>113 <text:s text:c="2"/>211 <text:s text:c="2"/>316 <text:s text:c="2"/>281 <text:s text:c="2"/>348 <text:s text:c="2"/>193 <text:s text:c="2"/>213 <text:s text:c="2"/>285 <text:s text:c="2"/>114 <text:s text:c="3"/>63 <text:s text:c="2"/>222</text:p>
          </table:table-cell>
        </table:table-row>
        <table:table-row table:style-name="ro1">
          <table:table-cell office:value-type="string">
            <text:p><text:s text:c="4"/>96 <text:s text:c="2"/>116 <text:s text:c="2"/>212 <text:s text:c="2"/>317 <text:s text:c="2"/>286 <text:s text:c="2"/>349 <text:s text:c="2"/>196 <text:s text:c="2"/>216 <text:s text:c="2"/>290 <text:s text:c="2"/>115 <text:s text:c="3"/>67 <text:s text:c="2"/>223</text:p>
          </table:table-cell>
        </table:table-row>
        <table:table-row table:style-name="ro1">
          <table:table-cell office:value-type="string">
            <text:p><text:s text:c="4"/>99 <text:s text:c="2"/>117 <text:s text:c="2"/>215 <text:s text:c="2"/>318 <text:s text:c="2"/>287 <text:s text:c="2"/>351 <text:s text:c="2"/>204 <text:s text:c="2"/>219 <text:s text:c="2"/>294 <text:s text:c="2"/>139 <text:s text:c="3"/>78 <text:s text:c="2"/>225</text:p>
          </table:table-cell>
        </table:table-row>
        <table:table-row table:style-name="ro1">
          <table:table-cell office:value-type="string">
            <text:p><text:s text:c="3"/>101 <text:s text:c="2"/>120 <text:s text:c="2"/>227 <text:s text:c="2"/>319 <text:s text:c="2"/>292 <text:s text:c="2"/>352 <text:s text:c="2"/>210 <text:s text:c="2"/>221 <text:s text:c="2"/>295 <text:s text:c="2"/>156 <text:s text:c="3"/>86 <text:s text:c="2"/>226</text:p>
          </table:table-cell>
        </table:table-row>
        <table:table-row table:style-name="ro1">
          <table:table-cell office:value-type="string">
            <text:p><text:s text:c="3"/>108 <text:s text:c="2"/>124 <text:s text:c="2"/>228 <text:s text:c="2"/>320 <text:s text:c="2"/>293 <text:s text:c="2"/>353 <text:s text:c="2"/>214 <text:s text:c="2"/>224 <text:s text:c="2"/>296 <text:s text:c="2"/>161 <text:s text:c="3"/>94 <text:s text:c="2"/>238</text:p>
          </table:table-cell>
        </table:table-row>
        <table:table-row table:style-name="ro1">
          <table:table-cell office:value-type="string">
            <text:p><text:s text:c="3"/>119 <text:s text:c="2"/>126 <text:s text:c="2"/>234 <text:s text:c="2"/>322 <text:s text:c="2"/>302 <text:s text:c="2"/>354 <text:s text:c="2"/>218 <text:s text:c="2"/>230 <text:s text:c="2"/>297 <text:s text:c="2"/>163 <text:s text:c="2"/>102 <text:s text:c="2"/>241</text:p>
          </table:table-cell>
        </table:table-row>
        <table:table-row table:style-name="ro1">
          <table:table-cell office:value-type="string">
            <text:p><text:s text:c="3"/>123 <text:s text:c="2"/>128 <text:s text:c="2"/>236 <text:s text:c="2"/>323 <text:s text:c="2"/>303 <text:s text:c="2"/>355 <text:s text:c="2"/>243 <text:s text:c="2"/>245 <text:s text:c="2"/>298 <text:s text:c="2"/>164 <text:s text:c="2"/>104 <text:s text:c="2"/>251</text:p>
          </table:table-cell>
        </table:table-row>
        <table:table-row table:style-name="ro1">
          <table:table-cell office:value-type="string">
            <text:p><text:s text:c="3"/>129 <text:s text:c="2"/>145 <text:s text:c="2"/>240 <text:s text:c="2"/>328 <text:s text:c="2"/>311 <text:s text:c="2"/>356 <text:s text:c="2"/>247 <text:s text:c="2"/>246 <text:s text:c="2"/>299 <text:s text:c="2"/>169 <text:s text:c="2"/>106 <text:s text:c="2"/>256</text:p>
          </table:table-cell>
        </table:table-row>
        <table:table-row table:style-name="ro1">
          <table:table-cell office:value-type="string">
            <text:p><text:s text:c="3"/>130 <text:s text:c="2"/>146 <text:s text:c="2"/>244 <text:s text:c="2"/>329 <text:s text:c="2"/>312 <text:s text:c="2"/>357 <text:s text:c="2"/>248 <text:s text:c="2"/>252 <text:s text:c="2"/>300 <text:s text:c="2"/>176 <text:s text:c="2"/>111 <text:s text:c="2"/>257</text:p>
          </table:table-cell>
        </table:table-row>
        <table:table-row table:style-name="ro1">
          <table:table-cell office:value-type="string">
            <text:p><text:s text:c="3"/>144 <text:s text:c="2"/>157 <text:s text:c="2"/>262 <text:s text:c="2"/>330 <text:s text:c="2"/>314 <text:s text:c="2"/>359 <text:s text:c="2"/>263 <text:s text:c="2"/>254 <text:s text:c="2"/>301 <text:s text:c="2"/>177 <text:s text:c="2"/>118 <text:s text:c="2"/>261</text:p>
          </table:table-cell>
        </table:table-row>
        <table:table-row table:style-name="ro1">
          <table:table-cell office:value-type="string">
            <text:p><text:s text:c="3"/>148 <text:s text:c="2"/>178 <text:s text:c="2"/>267 <text:s text:c="2"/>331 <text:s text:c="2"/>315 <text:s text:c="2"/>362 <text:s text:c="2"/>269 <text:s text:c="2"/>255 <text:s text:c="2"/>304 <text:s text:c="2"/>189 <text:s text:c="2"/>122 <text:s text:c="2"/>264</text:p>
          </table:table-cell>
        </table:table-row>
        <table:table-row table:style-name="ro1">
          <table:table-cell office:value-type="string">
            <text:p><text:s text:c="3"/>149 <text:s text:c="2"/>179 <text:s text:c="2"/>272 <text:s text:c="2"/>333 <text:s text:c="2"/>321 <text:s text:c="2"/>363 <text:s text:c="2"/>284 <text:s text:c="2"/>259 <text:s text:c="2"/>305 <text:s text:c="2"/>190 <text:s text:c="2"/>138 <text:s text:c="2"/>275</text:p>
          </table:table-cell>
        </table:table-row>
        <table:table-row table:style-name="ro1">
          <table:table-cell office:value-type="string">
            <text:p><text:s text:c="3"/>150 <text:s text:c="2"/>181 <text:s text:c="2"/>273 <text:s text:c="2"/>334 <text:s text:c="2"/>325 <text:s text:c="2"/>367 <text:s text:c="2"/>288 <text:s text:c="2"/>265 <text:s text:c="2"/>306 <text:s text:c="2"/>197 <text:s text:c="2"/>166 <text:s text:c="2"/>278</text:p>
          </table:table-cell>
        </table:table-row>
        <table:table-row table:style-name="ro1">
          <table:table-cell office:value-type="string">
            <text:p><text:s text:c="3"/>151 <text:s text:c="2"/>187 <text:s text:c="2"/>274 <text:s text:c="2"/>335 <text:s text:c="2"/>326 <text:s text:c="2"/>368 <text:s text:c="2"/>289 <text:s text:c="2"/>266 <text:s text:c="2"/>307 <text:s text:c="2"/>198 <text:s text:c="2"/>167 <text:s text:c="2"/>279</text:p>
          </table:table-cell>
        </table:table-row>
        <table:table-row table:style-name="ro1">
          <table:table-cell office:value-type="string">
            <text:p><text:s text:c="3"/>155 <text:s text:c="2"/>188 <text:s text:c="2"/>277 <text:s text:c="2"/>336 <text:s text:c="2"/>327 <text:s text:c="2"/>369 <text:s text:c="2"/>291 <text:s text:c="2"/>270 <text:s text:c="2"/>308 <text:s text:c="2"/>200 <text:s text:c="2"/>175 <text:s text:c="2"/>28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ushik </meta:initial-creator>
    <meta:creation-date>2016-08-23T13:45:06</meta:creation-date>
    <dc:date>2016-08-23T13:45:46</dc:date>
    <dc:creator>kaushik </dc:creator>
    <meta:editing-duration>P0D</meta:editing-duration>
    <meta:editing-cycles>1</meta:editing-cycles>
    <meta:document-statistic meta:table-count="3" meta:cell-count="30" meta:object-count="0"/>
    <meta:generator>LibreOffice/3.5$Linux_x86 LibreOffice_project/350m1$Build-2</meta:generator>
  </office:meta>
</office:document-meta>
</file>